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officeooo:rsid="0007b3bc" officeooo:paragraph-rsid="0007b3bc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paragraph-rsid="00f807ce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441655"/>
    </style:style>
    <style:style style:name="T25" style:family="text">
      <style:text-properties officeooo:rsid="02552e66"/>
    </style:style>
    <style:style style:name="T26" style:family="text">
      <style:text-properties officeooo:rsid="02636623"/>
    </style:style>
    <style:style style:name="T27" style:family="text">
      <style:text-properties officeooo:rsid="02a4e322"/>
    </style:style>
    <style:style style:name="T28" style:family="text">
      <style:text-properties officeooo:rsid="02b315e6"/>
    </style:style>
    <style:style style:name="T29" style:family="text">
      <style:text-properties officeooo:rsid="02eb4747"/>
    </style:style>
    <style:style style:name="T30" style:family="text">
      <style:text-properties officeooo:rsid="0297bf7a"/>
    </style:style>
    <style:style style:name="T31" style:family="text">
      <style:text-properties officeooo:rsid="03152454"/>
    </style:style>
    <style:style style:name="T32" style:family="text">
      <style:text-properties officeooo:rsid="0321a075"/>
    </style:style>
    <style:style style:name="T33" style:family="text">
      <style:text-properties officeooo:rsid="03328812"/>
    </style:style>
    <style:style style:name="T34" style:family="text">
      <style:text-properties officeooo:rsid="0337a579"/>
    </style:style>
    <style:style style:name="T35" style:family="text">
      <style:text-properties officeooo:rsid="03573000"/>
    </style:style>
    <style:style style:name="T36" style:family="text">
      <style:text-properties officeooo:rsid="0358fc3a"/>
    </style:style>
    <style:style style:name="T37" style:family="text">
      <style:text-properties officeooo:rsid="035bf411"/>
    </style:style>
    <style:style style:name="T38" style:family="text">
      <style:text-properties officeooo:rsid="035c42dc"/>
    </style:style>
    <style:style style:name="T39" style:family="text">
      <style:text-properties officeooo:rsid="03601654"/>
    </style:style>
    <style:style style:name="T40" style:family="text">
      <style:text-properties officeooo:rsid="0367e11b"/>
    </style:style>
    <style:style style:name="T41" style:family="text">
      <style:text-properties officeooo:rsid="036d2120"/>
    </style:style>
    <style:style style:name="T42" style:family="text">
      <style:text-properties officeooo:rsid="0372b38b"/>
    </style:style>
    <style:style style:name="T43" style:family="text">
      <style:text-properties officeooo:rsid="037b4fc7"/>
    </style:style>
    <style:style style:name="T44" style:family="text">
      <style:text-properties officeooo:rsid="037bea4f"/>
    </style:style>
    <style:style style:name="T45" style:family="text">
      <style:text-properties officeooo:rsid="037cf003"/>
    </style:style>
    <style:style style:name="T46" style:family="text">
      <style:text-properties officeooo:rsid="037ede86"/>
    </style:style>
    <style:style style:name="T47" style:family="text">
      <style:text-properties officeooo:rsid="0381d376"/>
    </style:style>
    <style:style style:name="T48" style:family="text">
      <style:text-properties officeooo:rsid="0382bfe6"/>
    </style:style>
    <style:style style:name="T49" style:family="text">
      <style:text-properties officeooo:rsid="038523c6"/>
    </style:style>
    <style:style style:name="T50" style:family="text">
      <style:text-properties officeooo:rsid="03854a6f"/>
    </style:style>
    <style:style style:name="T51" style:family="text">
      <style:text-properties officeooo:rsid="0387c6ea"/>
    </style:style>
    <style:style style:name="T52" style:family="text">
      <style:text-properties officeooo:rsid="03880b35"/>
    </style:style>
    <style:style style:name="T53" style:family="text">
      <style:text-properties officeooo:rsid="038f56be"/>
    </style:style>
    <style:style style:name="T54" style:family="text">
      <style:text-properties officeooo:rsid="038f666f"/>
    </style:style>
    <style:style style:name="T55" style:family="text">
      <style:text-properties officeooo:rsid="03905d66"/>
    </style:style>
    <style:style style:name="T56" style:family="text">
      <style:text-properties officeooo:rsid="039148e9"/>
    </style:style>
    <style:style style:name="T57" style:family="text">
      <style:text-properties officeooo:rsid="03926e05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38f56be" style:font-weight-asian="normal" style:font-weight-complex="normal"/>
    </style:style>
    <style:style style:name="T60" style:family="text">
      <style:text-properties fo:font-weight="normal" officeooo:rsid="03926e05" style:font-weight-asian="normal" style:font-weight-complex="normal"/>
    </style:style>
    <style:style style:name="T61" style:family="text">
      <style:text-properties officeooo:rsid="039315c9"/>
    </style:style>
    <style:style style:name="T62" style:family="text">
      <style:text-properties officeooo:rsid="03943a21"/>
    </style:style>
    <style:style style:name="T63" style:family="text">
      <style:text-properties officeooo:rsid="0394b556"/>
    </style:style>
    <style:style style:name="T64" style:family="text">
      <style:text-properties officeooo:rsid="0394ecd7"/>
    </style:style>
    <style:style style:name="T65" style:family="text">
      <style:text-properties officeooo:rsid="039603e0"/>
    </style:style>
    <style:style style:name="T66" style:family="text">
      <style:text-properties officeooo:rsid="0396b693"/>
    </style:style>
    <style:style style:name="T67" style:family="text">
      <style:text-properties officeooo:rsid="0397c469"/>
    </style:style>
    <style:style style:name="T68" style:family="text">
      <style:text-properties officeooo:rsid="03991b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tab/>Website Software Versions</text:h>
      <text:p text:style-name="P3">Active Presenter: <text:span text:style-name="T8">8.</text:span><text:span text:style-name="T31">5.</text:span><text:span text:style-name="T48">4</text:span></text:p>
      <text:p text:style-name="P4">LibreOffice: <text:span text:style-name="T21">7.</text:span><text:span text:style-name="T68">3.0</text:span></text:p>
      <text:p text:style-name="P4">Thunderbird: <text:span text:style-name="T35">91.</text:span><text:span text:style-name="T64">5.</text:span><text:span text:style-name="T66">1</text:span></text:p>
      <text:p text:style-name="P5"><text:span text:style-name="T18">WPS Office: </text:span><text:span text:style-name="T48">1-</text:span><text:span text:style-name="T65">21</text:span><text:span text:style-name="T62">-22</text:span><text:span text:style-name="T61"> (Download page)</text:span></text:p>
      <text:p text:style-name="P4">VLC: 3.0.<text:span text:style-name="T16">1</text:span><text:span text:style-name="T34">6</text:span></text:p>
      <text:p text:style-name="P4">DVDStyler: 3.<text:span text:style-name="T34">2.</text:span><text:span text:style-name="T44">1</text:span></text:p>
      <text:p text:style-name="P4">GIMP: 2.10.<text:span text:style-name="T56">30</text:span></text:p>
      <text:p text:style-name="P4">OpenShot: <text:span text:style-name="T1">2.</text:span><text:span text:style-name="T37">6.</text:span><text:span text:style-name="T40">1</text:span></text:p>
      <text:p text:style-name="P6"><text:span text:style-name="T18">Audacity: </text:span><text:span text:style-name="T27">3.</text:span><text:span text:style-name="T44">1.</text:span><text:span text:style-name="T61">3</text:span></text:p>
      <text:p text:style-name="P4">Paint.net: 4.<text:span text:style-name="T41">3.</text:span><text:span text:style-name="T62">7</text:span></text:p>
      <text:p text:style-name="P4">MakeMKV: 1.1<text:span text:style-name="T30">6.</text:span><text:span text:style-name="T45">5</text:span></text:p>
      <text:p text:style-name="P7">SMPlayer: <text:span text:style-name="T12">2</text:span><text:span text:style-name="T24">1.</text:span><text:span text:style-name="T45">10</text:span><text:span text:style-name="T36">.0</text:span></text:p>
      <text:p text:style-name="P8">Kdenlive: <text:span text:style-name="T17">2</text:span><text:span text:style-name="T29">1.</text:span><text:span text:style-name="T54">12.</text:span><text:span text:style-name="T62">1</text:span></text:p>
      <text:p text:style-name="P9">Ubuntu Server: 20.04.<text:span text:style-name="T38">3</text:span></text:p>
      <text:p text:style-name="P4">Fedora: 3<text:span text:style-name="T45">5</text:span></text:p>
      <text:p text:style-name="P10"><text:span text:style-name="T19">CloudReady </text:span><text:span text:style-name="T11">(Image)</text:span><text:span text:style-name="T19">: </text:span><text:span text:style-name="T38">9</text:span><text:span text:style-name="T49">4.</text:span><text:span text:style-name="T53">4.4</text:span></text:p>
      <text:p text:style-name="P4">Linux Mint: <text:span text:style-name="T20">20.</text:span><text:span text:style-name="T62">3</text:span></text:p>
      <text:p text:style-name="P4">Ubuntu: <text:span text:style-name="T13">20.04.</text:span><text:span text:style-name="T39">3</text:span></text:p>
      <text:p text:style-name="P4">CentOS: <text:span text:style-name="T3">8</text:span><text:span text:style-name="T4">.2.2</text:span><text:span text:style-name="T5">1</text:span><text:span text:style-name="T6">11</text:span></text:p>
      <text:p text:style-name="P11">Kubuntu: <text:span text:style-name="T14">20.</text:span><text:span text:style-name="T26">04.</text:span><text:span text:style-name="T38">03</text:span></text:p>
      <text:p text:style-name="P12">Manjaro: 2<text:span text:style-name="T28">1.</text:span><text:span text:style-name="T54">2.</text:span><text:span text:style-name="T67">2</text:span></text:p>
      <text:p text:style-name="P13">Arch: <text:span text:style-name="T68">2/1/22</text:span></text:p>
      <text:p text:style-name="P14">Debian (Stable): 1<text:span text:style-name="T36">1.</text:span><text:span text:style-name="T55">2.0</text:span></text:p>
      <text:p text:style-name="P15">OpenSuse (Leap): 15.<text:span text:style-name="T32">3</text:span></text:p>
      <text:p text:style-name="P16">Visual Studio: 20<text:span text:style-name="T47">22</text:span></text:p>
      <text:p text:style-name="P17">FileZilla Client: 3.<text:span text:style-name="T23">5</text:span><text:span text:style-name="T55">7.0</text:span></text:p>
      <text:p text:style-name="P18">Notepad ++: <text:span text:style-name="T33">8.</text:span><text:span text:style-name="T68">3</text:span></text:p>
      <text:p text:style-name="P18">Brackets: <text:span text:style-name="T51">Pre-Release </text:span><text:span text:style-name="T52">2.0.</text:span><text:span text:style-name="T53">1</text:span></text:p>
      <text:p text:style-name="P18"><text:soft-page-break/>Rufus: 3.<text:span text:style-name="T15">1</text:span><text:span text:style-name="T43">7</text:span></text:p>
      <text:p text:style-name="P19">VirtualBox: 6.<text:span text:style-name="T7">1.</text:span><text:span text:style-name="T50">3</text:span><text:span text:style-name="T65">2</text:span></text:p>
      <text:p text:style-name="P18">Sharex: <text:span text:style-name="T2">13.</text:span><text:span text:style-name="T63">7.0</text:span></text:p>
      <text:p text:style-name="P18">XDM:<text:span text:style-name="T10"> 7.2.1</text:span><text:span text:style-name="T22">1</text:span></text:p>
      <text:p text:style-name="P2"><text:span text:style-name="T58">Vivaldi: </text:span><text:span text:style-name="T59">5.</text:span><text:span text:style-name="T60">0</text:span><text:span text:style-name="T55">­</text:span></text:p>
      <text:p text:style-name="P18">7-zip: <text:span text:style-name="T9">2</text:span><text:span text:style-name="T25">1.0</text:span><text:span text:style-name="T46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2-06T19:24:14.090826385</dc:date>
    <meta:editing-duration>P2DT2H27M34S</meta:editing-duration>
    <meta:editing-cycles>439</meta:editing-cycles>
    <meta:generator>LibreOffice/7.1.4.2$Linux_X86_64 LibreOffice_project/10$Build-2</meta:generator>
    <meta:document-statistic meta:table-count="0" meta:image-count="0" meta:object-count="0" meta:page-count="2" meta:paragraph-count="35" meta:word-count="85" meta:character-count="613" meta:non-whitespace-character-count="563"/>
  </office:meta>
</office:document-meta>
</file>